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float" office:value="0.856951247" calcext:value-type="float">
            <text:p>0,85695125</text:p>
          </table:table-cell>
          <table:table-cell office:value-type="float" office:value="0.195571956" calcext:value-type="float">
            <text:p>0,19557196</text:p>
          </table:table-cell>
          <table:table-cell/>
          <table:table-cell table:formula="of:=([.A1]-1/[.A1])^2" office:value-type="float" office:value="0.0960852945813102" calcext:value-type="float">
            <text:p>0,09608529</text:p>
          </table:table-cell>
          <table:table-cell office:value-type="float" office:value="0.195571956" calcext:value-type="float">
            <text:p>0,19557196</text:p>
          </table:table-cell>
          <table:table-cell office:value-type="float" office:value="0.856951247" calcext:value-type="float">
            <text:p>0,85695125</text:p>
          </table:table-cell>
          <table:table-cell table:number-columns-repeated="1018"/>
        </table:table-row>
        <table:table-row table:style-name="ro1">
          <table:table-cell office:value-type="float" office:value="0.880755448" calcext:value-type="float">
            <text:p>0,88075545</text:p>
          </table:table-cell>
          <table:table-cell office:value-type="float" office:value="0.203846154" calcext:value-type="float">
            <text:p>0,20384615</text:p>
          </table:table-cell>
          <table:table-cell/>
          <table:table-cell table:formula="of:=([.A2]-1/[.A2])^2" office:value-type="float" office:value="0.0648382184260215" calcext:value-type="float">
            <text:p>0,06483822</text:p>
          </table:table-cell>
          <table:table-cell office:value-type="float" office:value="0.203846154" calcext:value-type="float">
            <text:p>0,20384615</text:p>
          </table:table-cell>
          <table:table-cell office:value-type="float" office:value="0.880755448" calcext:value-type="float">
            <text:p>0,88075545</text:p>
          </table:table-cell>
          <table:table-cell table:number-columns-repeated="1018"/>
        </table:table-row>
        <table:table-row table:style-name="ro1">
          <table:table-cell office:value-type="float" office:value="0.90455965" calcext:value-type="float">
            <text:p>0,90455965</text:p>
          </table:table-cell>
          <table:table-cell office:value-type="float" office:value="0.220833333" calcext:value-type="float">
            <text:p>0,22083333</text:p>
          </table:table-cell>
          <table:table-cell/>
          <table:table-cell table:formula="of:=([.A3]-1/[.A3])^2" office:value-type="float" office:value="0.0403811592748589" calcext:value-type="float">
            <text:p>0,04038116</text:p>
          </table:table-cell>
          <table:table-cell office:value-type="float" office:value="0.220833333" calcext:value-type="float">
            <text:p>0,22083333</text:p>
          </table:table-cell>
          <table:table-cell office:value-type="float" office:value="0.90455965" calcext:value-type="float">
            <text:p>0,90455965</text:p>
          </table:table-cell>
          <table:table-cell table:number-columns-repeated="1018"/>
        </table:table-row>
        <table:table-row table:style-name="ro1">
          <table:table-cell office:value-type="float" office:value="0.928363851" calcext:value-type="float">
            <text:p>0,92836385</text:p>
          </table:table-cell>
          <table:table-cell office:value-type="float" office:value="0.242009132" calcext:value-type="float">
            <text:p>0,24200913</text:p>
          </table:table-cell>
          <table:table-cell/>
          <table:table-cell table:formula="of:=([.A4]-1/[.A4])^2" office:value-type="float" office:value="0.0221414461316357" calcext:value-type="float">
            <text:p>0,02214145</text:p>
          </table:table-cell>
          <table:table-cell office:value-type="float" office:value="0.242009132" calcext:value-type="float">
            <text:p>0,24200913</text:p>
          </table:table-cell>
          <table:table-cell office:value-type="float" office:value="0.928363851" calcext:value-type="float">
            <text:p>0,92836385</text:p>
          </table:table-cell>
          <table:table-cell table:number-columns-repeated="1018"/>
        </table:table-row>
        <table:table-row table:style-name="ro1">
          <table:table-cell office:value-type="float" office:value="0.952168052" calcext:value-type="float">
            <text:p>0,95216805</text:p>
          </table:table-cell>
          <table:table-cell office:value-type="float" office:value="0.29281768" calcext:value-type="float">
            <text:p>0,29281768</text:p>
          </table:table-cell>
          <table:table-cell/>
          <table:table-cell table:formula="of:=([.A5]-1/[.A5])^2" office:value-type="float" office:value="0.00961708218994855" calcext:value-type="float">
            <text:p>0,00961708</text:p>
          </table:table-cell>
          <table:table-cell office:value-type="float" office:value="0.29281768" calcext:value-type="float">
            <text:p>0,29281768</text:p>
          </table:table-cell>
          <table:table-cell office:value-type="float" office:value="0.952168052" calcext:value-type="float">
            <text:p>0,95216805</text:p>
          </table:table-cell>
          <table:table-cell table:number-columns-repeated="1018"/>
        </table:table-row>
        <table:table-row table:style-name="ro1">
          <table:table-cell office:value-type="float" office:value="0.975972254" calcext:value-type="float">
            <text:p>0,97597225</text:p>
          </table:table-cell>
          <table:table-cell office:value-type="float" office:value="0.404580153" calcext:value-type="float">
            <text:p>0,40458015</text:p>
          </table:table-cell>
          <table:table-cell/>
          <table:table-cell table:formula="of:=([.A6]-1/[.A6])^2" office:value-type="float" office:value="0.00236653431563154" calcext:value-type="float">
            <text:p>0,00236653</text:p>
          </table:table-cell>
          <table:table-cell office:value-type="float" office:value="0.404580153" calcext:value-type="float">
            <text:p>0,40458015</text:p>
          </table:table-cell>
          <table:table-cell office:value-type="float" office:value="0.975972254" calcext:value-type="float">
            <text:p>0,97597225</text:p>
          </table:table-cell>
          <table:table-cell table:number-columns-repeated="1018"/>
        </table:table-row>
        <table:table-row table:style-name="ro1">
          <table:table-cell office:value-type="float" office:value="0.999776455" calcext:value-type="float">
            <text:p>0,99977646</text:p>
          </table:table-cell>
          <table:table-cell office:value-type="float" office:value="0.736111111" calcext:value-type="float">
            <text:p>0,73611111</text:p>
          </table:table-cell>
          <table:table-cell/>
          <table:table-cell table:formula="of:=([.A7]-1/[.A7])^2" office:value-type="float" office:value="0.000000199934164880609" calcext:value-type="float">
            <text:p>0,00000020</text:p>
          </table:table-cell>
          <table:table-cell office:value-type="float" office:value="0.736111111" calcext:value-type="float">
            <text:p>0,73611111</text:p>
          </table:table-cell>
          <table:table-cell office:value-type="float" office:value="0.999776455" calcext:value-type="float">
            <text:p>0,99977646</text:p>
          </table:table-cell>
          <table:table-cell table:number-columns-repeated="1018"/>
        </table:table-row>
        <table:table-row table:style-name="ro1">
          <table:table-cell office:value-type="float" office:value="1.023580656" calcext:value-type="float">
            <text:p>1,02358066</text:p>
          </table:table-cell>
          <table:table-cell office:value-type="float" office:value="1" calcext:value-type="float">
            <text:p>1,00000000</text:p>
          </table:table-cell>
          <table:table-cell/>
          <table:table-cell table:formula="of:=([.A8]-1/[.A8])^2" office:value-type="float" office:value="0.00217324487548212" calcext:value-type="float">
            <text:p>0,00217324</text:p>
          </table:table-cell>
          <table:table-cell office:value-type="float" office:value="1" calcext:value-type="float">
            <text:p>1,00000000</text:p>
          </table:table-cell>
          <table:table-cell office:value-type="float" office:value="1.023580656" calcext:value-type="float">
            <text:p>1,02358066</text:p>
          </table:table-cell>
          <table:table-cell table:number-columns-repeated="1018"/>
        </table:table-row>
        <table:table-row table:style-name="ro1">
          <table:table-cell office:value-type="float" office:value="1.047384858" calcext:value-type="float">
            <text:p>1,04738486</text:p>
          </table:table-cell>
          <table:table-cell office:value-type="float" office:value="0.504761905" calcext:value-type="float">
            <text:p>0,50476191</text:p>
          </table:table-cell>
          <table:table-cell/>
          <table:table-cell table:formula="of:=([.A9]-1/[.A9])^2" office:value-type="float" office:value="0.0085795707309248" calcext:value-type="float">
            <text:p>0,00857957</text:p>
          </table:table-cell>
          <table:table-cell office:value-type="float" office:value="0.504761905" calcext:value-type="float">
            <text:p>0,50476191</text:p>
          </table:table-cell>
          <table:table-cell office:value-type="float" office:value="1.047384858" calcext:value-type="float">
            <text:p>1,04738486</text:p>
          </table:table-cell>
          <table:table-cell table:number-columns-repeated="1018"/>
        </table:table-row>
        <table:table-row table:style-name="ro1">
          <table:table-cell office:value-type="float" office:value="1.071189059" calcext:value-type="float">
            <text:p>1,07118906</text:p>
          </table:table-cell>
          <table:table-cell office:value-type="float" office:value="0.325153374" calcext:value-type="float">
            <text:p>0,32515337</text:p>
          </table:table-cell>
          <table:table-cell/>
          <table:table-cell table:formula="of:=([.A10]-1/[.A10])^2" office:value-type="float" office:value="0.0189467068162455" calcext:value-type="float">
            <text:p>0,01894671</text:p>
          </table:table-cell>
          <table:table-cell office:value-type="float" office:value="0.325153374" calcext:value-type="float">
            <text:p>0,32515337</text:p>
          </table:table-cell>
          <table:table-cell office:value-type="float" office:value="1.071189059" calcext:value-type="float">
            <text:p>1,07118906</text:p>
          </table:table-cell>
          <table:table-cell table:number-columns-repeated="1018"/>
        </table:table-row>
        <table:table-row table:style-name="ro1">
          <table:table-cell office:value-type="float" office:value="1.09499326" calcext:value-type="float">
            <text:p>1,09499326</text:p>
          </table:table-cell>
          <table:table-cell office:value-type="float" office:value="0.256038647" calcext:value-type="float">
            <text:p>0,25603865</text:p>
          </table:table-cell>
          <table:table-cell/>
          <table:table-cell table:formula="of:=([.A11]-1/[.A11])^2" office:value-type="float" office:value="0.0330314738783589" calcext:value-type="float">
            <text:p>0,03303147</text:p>
          </table:table-cell>
          <table:table-cell office:value-type="float" office:value="0.256038647" calcext:value-type="float">
            <text:p>0,25603865</text:p>
          </table:table-cell>
          <table:table-cell office:value-type="float" office:value="1.09499326" calcext:value-type="float">
            <text:p>1,09499326</text:p>
          </table:table-cell>
          <table:table-cell table:number-columns-repeated="1018"/>
        </table:table-row>
        <table:table-row table:style-name="ro1">
          <table:table-cell office:value-type="float" office:value="1.118797462" calcext:value-type="float">
            <text:p>1,11879746</text:p>
          </table:table-cell>
          <table:table-cell office:value-type="float" office:value="0.219917012" calcext:value-type="float">
            <text:p>0,21991701</text:p>
          </table:table-cell>
          <table:table-cell/>
          <table:table-cell table:formula="of:=([.A12]-1/[.A12])^2" office:value-type="float" office:value="0.0506162851358315" calcext:value-type="float">
            <text:p>0,05061629</text:p>
          </table:table-cell>
          <table:table-cell office:value-type="float" office:value="0.219917012" calcext:value-type="float">
            <text:p>0,21991701</text:p>
          </table:table-cell>
          <table:table-cell office:value-type="float" office:value="1.118797462" calcext:value-type="float">
            <text:p>1,11879746</text:p>
          </table:table-cell>
          <table:table-cell table:number-columns-repeated="1018"/>
        </table:table-row>
        <table:table-row table:style-name="ro1">
          <table:table-cell office:value-type="float" office:value="1.142601663" calcext:value-type="float">
            <text:p>1,14260166</text:p>
          </table:table-cell>
          <table:table-cell office:value-type="float" office:value="0.202290076" calcext:value-type="float">
            <text:p>0,20229008</text:p>
          </table:table-cell>
          <table:table-cell/>
          <table:table-cell table:formula="of:=([.A13]-1/[.A13])^2" office:value-type="float" office:value="0.0715059781945824" calcext:value-type="float">
            <text:p>0,07150598</text:p>
          </table:table-cell>
          <table:table-cell office:value-type="float" office:value="0.202290076" calcext:value-type="float">
            <text:p>0,20229008</text:p>
          </table:table-cell>
          <table:table-cell office:value-type="float" office:value="1.142601663" calcext:value-type="float">
            <text:p>1,14260166</text:p>
          </table:table-cell>
          <table:table-cell table:number-columns-repeated="1018"/>
        </table:table-row>
        <table:table-row table:style-name="ro1">
          <table:table-cell office:value-type="float" office:value="1.166405864" calcext:value-type="float">
            <text:p>1,16640586</text:p>
          </table:table-cell>
          <table:table-cell office:value-type="float" office:value="0.190647482" calcext:value-type="float">
            <text:p>0,19064748</text:p>
          </table:table-cell>
          <table:table-cell/>
          <table:table-cell table:formula="of:=([.A14]-1/[.A14])^2" office:value-type="float" office:value="0.0955251017963895" calcext:value-type="float">
            <text:p>0,09552510</text:p>
          </table:table-cell>
          <table:table-cell office:value-type="float" office:value="0.190647482" calcext:value-type="float">
            <text:p>0,19064748</text:p>
          </table:table-cell>
          <table:table-cell office:value-type="float" office:value="1.166405864" calcext:value-type="float">
            <text:p>1,16640586</text:p>
          </table:table-cell>
          <table:table-cell table:number-columns-repeated="1018"/>
        </table:table-row>
        <table:table-row table:style-name="ro1">
          <table:table-cell office:value-type="float" office:value="1.190210065" calcext:value-type="float">
            <text:p>1,19021007</text:p>
          </table:table-cell>
          <table:table-cell office:value-type="float" office:value="0.181506849" calcext:value-type="float">
            <text:p>0,18150685</text:p>
          </table:table-cell>
          <table:table-cell/>
          <table:table-cell table:formula="of:=([.A15]-1/[.A15])^2" office:value-type="float" office:value="0.122515571909208" calcext:value-type="float">
            <text:p>0,12251557</text:p>
          </table:table-cell>
          <table:table-cell office:value-type="float" office:value="0.181506849" calcext:value-type="float">
            <text:p>0,18150685</text:p>
          </table:table-cell>
          <table:table-cell office:value-type="float" office:value="1.190210065" calcext:value-type="float">
            <text:p>1,19021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Особый">
      <number:number number:decimal-places="1" loext:min-decimal-places="1" number:min-integer-digits="1"/>
    </number:number-style>
    <number:number-style style:name="N108">
      <number:number number:decimal-places="0" loext:min-decimal-places="0" number:min-integer-digits="2">
        <number:embedded-text number:position="1">.</number:embedded-text>
      </number:number>
    </number:number-style>
    <number:number-style style:name="N109">
      <number:number number:decimal-places="1" loext:min-decimal-places="1" number:min-integer-digits="2"/>
    </number:number-style>
    <number:number-style style:name="N110">
      <number:number number:decimal-places="2" loext:min-decimal-places="2" number:min-integer-digits="2"/>
    </number:number-style>
    <number:number-style style:name="N111">
      <number:number number:decimal-places="3" loext:min-decimal-places="3" number:min-integer-digits="2"/>
    </number:number-style>
    <number:number-style style:name="N112">
      <number:number number:decimal-places="4" loext:min-decimal-places="4" number:min-integer-digits="2"/>
    </number:number-style>
    <number:number-style style:name="N113">
      <number:number number:decimal-places="5" loext:min-decimal-places="5" number:min-integer-digits="2"/>
    </number:number-style>
    <number:number-style style:name="N114">
      <number:number number:decimal-places="6" loext:min-decimal-places="6" number:min-integer-digits="2"/>
    </number:number-style>
    <number:number-style style:name="N115">
      <number:number number:decimal-places="7" loext:min-decimal-places="7" number:min-integer-digits="2"/>
    </number:number-style>
    <number:number-style style:name="N116" number:title="Особый">
      <number:number number:decimal-places="8" loext:min-decimal-places="8" number:min-integer-digits="2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1T12:36:18.059000000</meta:creation-date>
    <dc:date>2019-12-11T19:13:33.015000000</dc:date>
    <meta:editing-duration>PT6H16M54S</meta:editing-duration>
    <meta:editing-cycles>1</meta:editing-cycles>
    <meta:document-statistic meta:table-count="1" meta:cell-count="77" meta:object-count="0"/>
    <meta:generator>LibreOffice/6.3.1.2$Windows_X86_64 LibreOffice_project/b79626edf0065ac373bd1df5c28bd630b4424273</meta:generator>
  </office:meta>
</office:document-meta>
</file>